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1dee125"/>
    </style:style>
    <style:style style:name="P30" style:family="paragraph" style:parent-style-name="Standard">
      <style:text-properties officeooo:paragraph-rsid="01e48f74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32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18b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0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71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5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6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55">C</text:span></text:span><text:span text:style-name="Strong_20_Emphasis"><text:span text:style-name="T54">hecklist voor </text:span></text:span><text:span text:style-name="Strong_20_Emphasis"><text:span text:style-name="T56">de installatie</text:span></text:span><text:span text:style-name="Strong_20_Emphasis"><text:span text:style-name="T54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7"> </text:span></text:span><text:reference-mark-start text:name="Versie"/><text:span text:style-name="Strong_20_Emphasis"><text:span text:style-name="T59">20</text:span></text:span><text:span text:style-name="Strong_20_Emphasis"><text:span text:style-name="T57">.</text:span></text:span><text:span text:style-name="Strong_20_Emphasis"><text:span text:style-name="T60">04</text:span></text:span><text:reference-mark-end text:name="Versie"/><text:span text:style-name="Strong_20_Emphasis"><text:span text:style-name="T66"> </text:span></text:span><text:span text:style-name="Strong_20_Emphasis"><text:span text:style-name="T67">LTS</text:span></text:span><text:span text:style-name="Strong_20_Emphasis"><text:span text:style-name="T54"> </text:span></text:span><text:reference-mark-start text:name="Editie"/><text:span text:style-name="Strong_20_Emphasis"><text:span text:style-name="T61">desktop</text:span></text:span><text:reference-mark-end text:name="Editie"/><text:span text:style-name="Strong_20_Emphasis"><text:span text:style-name="T62"> </text:span></text:span><text:span text:style-name="Strong_20_Emphasis"><text:span text:style-name="T54">op </text:span></text:span><text:reference-mark-start text:name="Computernaam"/><text:span text:style-name="Strong_20_Emphasis"><text:span text:style-name="T63">pc-van-e</text:span></text:span><text:span text:style-name="Strong_20_Emphasis"><text:span text:style-name="T64">lla</text:span></text:span><text:reference-mark-end text:name="Computernaam"/><text:span text:style-name="T65">.</text:span></text:p>
      <text:p text:style-name="P6"/>
      <text:p text:style-name="P2"><text:span text:style-name="T7">Kijk op</text:span><text:span text:style-name="T54"> </text:span><text:a xlink:type="simple" xlink:href="https://karelzimmer.nl/" text:style-name="Internet_20_link" text:visited-style-name="Visited_20_Internet_20_Link"><text:span text:style-name="Internet_20_link"><text:span text:style-name="T84">karelzimmer.nl</text:span></text:span></text:a><text:span text:style-name="T54"> </text:span><text:span text:style-name="T14">voor</text:span><text:span text:style-name="T15"> </text:span><text:span text:style-name="T83">deze en andere </text:span><text:span text:style-name="T16">checklists, scripts, en overige bestanden.</text:span></text:p>
      <text:p text:style-name="P9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8"/></text:span></text:p>
      <text:p text:style-name="P15"><text:span text:style-name="Definition"><text:span text:style-name="T88">g</text:span></text:span><text:span text:style-name="Definition"><text:span text:style-name="T87">ebruiker</text:span></text:span><text:span text:style-name="T54"><text:tab/><text:tab/><text:tab/><text:tab/></text:span><text:span text:style-name="User_20_Entry"><text:span text:style-name="T77">Ella </text:span></text:span><text:span text:style-name="User_20_Entry"><text:span text:style-name="T78">So</text:span></text:span><text:span text:style-name="User_20_Entry"><text:span text:style-name="T79">e</text:span></text:span><text:span text:style-name="User_20_Entry"><text:span text:style-name="T78">tekouw</text:span></text:span></text:p>
      <text:p text:style-name="P16"><text:span text:style-name="Definition"><text:span text:style-name="T88">g</text:span></text:span><text:span text:style-name="Definition"><text:span text:style-name="T87">ebruikersnaam</text:span></text:span><text:span text:style-name="T69"><text:tab/></text:span><text:span text:style-name="User_20_Entry"><text:span text:style-name="T78">ella</text:span></text:span></text:p>
      <text:p text:style-name="P18"><text:span text:style-name="Definition"><text:span text:style-name="T88">c</text:span></text:span><text:span text:style-name="Definition"><text:span text:style-name="T87">omputernaam<text:tab/></text:span></text:span><text:span text:style-name="Definition"><text:span text:style-name="T85"><text:tab/></text:span></text:span><text:span text:style-name="User_20_Entry"><text:span text:style-name="T76"><text:reference-ref text:reference-format="text" text:ref-name="Computernaam">pc-van-ella</text:reference-ref></text:span></text:span></text:p>
      <text:p text:style-name="P17"><text:span text:style-name="Definition"><text:span text:style-name="T88">o</text:span></text:span><text:span text:style-name="Definition"><text:span text:style-name="T89">pstartmenu</text:span></text:span><text:span text:style-name="T69"><text:tab/><text:tab/><text:tab/></text:span><text:span text:style-name="User_20_Entry"><text:span text:style-name="T80">F12</text:span></text:span></text:p>
      <text:p text:style-name="P17"><text:span text:style-name="Definition"><text:span text:style-name="T88">i</text:span></text:span><text:span text:style-name="Definition"><text:span text:style-name="T89">nstellingen</text:span></text:span><text:span text:style-name="T54"><text:tab/><text:tab/><text:tab/></text:span><text:span text:style-name="User_20_Entry"><text:span text:style-name="T81">F2</text:span></text:span></text:p>
      <text:p text:style-name="P4"><text:span text:style-name="Definition"><text:span text:style-name="T86"/></text:span></text:p>
      <text:p text:style-name="P12"/>
      <text:list xml:id="list1573846384" text:style-name="L1">
        <text:list-item>
          <text:p text:style-name="P32">Installatie voorbereiden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7"/></text:span></text:p>
          </table:table-cell>
        </table:table-row>
      </table:table>
      <text:p text:style-name="P37"/>
      <text:list xml:id="list101732094684797" text:continue-numbering="true" text:style-name="L1">
        <text:list-item>
          <text:p text:style-name="P33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40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9"/></text:span></text:p>
          </table:table-cell>
        </table:table-row>
      </table:table>
      <text:p text:style-name="P36"/>
      <text:list xml:id="list101731261763419" text:continue-numbering="true" text:style-name="L1">
        <text:list-item>
          <text:p text:style-name="P34">Installatie afronden</text:p>
        </text:list-item>
      </text:list>
      <text:p text:style-name="P11"><text:span text:style-name="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24"><text:s/></text:span></text:span><text:span text:style-name="Strong_20_Emphasis"><text:span text:style-name="T40"><draw:control text:anchor-type="as-char" draw:z-index="0" draw:name="Vorm5" draw:style-name="gr1" draw:text-style-name="P39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3"><text:span text:style-name="T23">Voeg een </text:span><text:span text:style-name="T17">toetsenbordindelin</text:span><text:span text:style-name="T18">g</text:span><text:span text:style-name="T10"> </text:span><text:span text:style-name="T23">toe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8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49">Instellingen </text:span></text:span><text:span text:style-name="Strong_20_Emphasis"><text:span text:style-name="T30">op het pictogram van </text:span></text:span><text:span text:style-name="Strong_20_Emphasis"><text:span text:style-name="T50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8"><text:span text:style-name="T8">O</text:span><text:span text:style-name="T9">nder </text:span><text:span text:style-name="Strong_20_Emphasis"><text:span text:style-name="T51">I</text:span></text:span><text:span text:style-name="Strong_20_Emphasis"><text:span text:style-name="T52">nvoerbron</text:span></text:span><text:span text:style-name="T9"> </text:span><text:span text:style-name="T10">klik </text:span><text:span text:style-name="T9">op </text:span><text:span text:style-name="Strong_20_Emphasis"><text:span text:style-name="T52">+</text:span></text:span><text:span text:style-name="T9"> </text:span><text:span text:style-name="T11">(plus-teken), </text:span><text:span text:style-name="T12">klik</text:span><text:span text:style-name="T13"> op </text:span><text:span text:style-name="T42">⋮</text:span><text:span text:style-name="T13">,</text:span><text:span text:style-name="T11"> </text:span><text:span text:style-name="T12">klik op </text:span><text:span text:style-name="T43">Overige</text:span><text:span text:style-name="T12">, <text:line-break/>klik op</text:span><text:span text:style-name="T9"> </text:span><text:span text:style-name="Strong_20_Emphasis"><text:span text:style-name="T52">Engels (</text:span></text:span><text:span text:style-name="Strong_20_Emphasis"><text:span text:style-name="T44">GB, </text:span></text:span><text:span text:style-name="Strong_20_Emphasis"><text:span text:style-name="T45">internationaal, met dode toetsen</text:span></text:span><text:span text:style-name="Strong_20_Emphasis"><text:span text:style-name="T52">)</text:span></text:span><text:span text:style-name="T9">, </text:span><text:span text:style-name="T12">en klik op </text:span><text:span text:style-name="T43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8"><text:span text:style-name="T19">Klik op regel </text:span><text:span text:style-name="T46">Engels (GB</text:span><text:span text:style-name="Strong_20_Emphasis"><text:span text:style-name="T44">, </text:span></text:span><text:span text:style-name="Strong_20_Emphasis"><text:span text:style-name="T45">internationaal, met dode toetsen</text:span></text:span><text:span text:style-name="T46">)</text:span><text:span text:style-name="T8"> </text:span><text:span text:style-name="T19">en klik op </text:span><text:span text:style-name="T47">^</text:span><text:span text:style-name="T19">, zodat </text:span><text:span text:style-name="T46">Engels (GB</text:span><text:span text:style-name="Strong_20_Emphasis"><text:span text:style-name="T44">, </text:span></text:span><text:span text:style-name="Strong_20_Emphasis"><text:span text:style-name="T45">internationaal, met dode toetsen</text:span></text:span><text:span text:style-name="T46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2"><text:span text:style-name="T20">Sluit het scherm </text:span><text:span text:style-name="Strong_20_Emphasis"><text:span text:style-name="T53">Regio en taal</text:span></text:span><text:span text:style-name="T20">.</text:span></text:p>
          </table:table-cell>
        </table:table-row>
      </table:table>
      <text:p text:style-name="P7"/>
      <text:p text:style-name="P14"/>
      <text:list xml:id="list101730619103371" text:continue-numbering="true" text:style-name="L1">
        <text:list-item>
          <text:p text:style-name="P35">Gebruiker inrichten</text:p>
        </text:list-item>
      </text:list>
      <text:p text:style-name="P11"><text:span text:style-name="Emphasis"><text:span text:style-name="T82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9"><text:span text:style-name="Strong_20_Emphasis"><text:span text:style-name="T24"/></text:span></text:p>
          </table:table-cell>
          <table:table-cell table:style-name="_34_._5f_Gebruiker_5f_inrichten.A1" office:value-type="string">
            <text:p text:style-name="P27"><text:span text:style-name="Strong_20_Emphasis"><text:span text:style-name="T27"/></text:span></text:p>
          </table:table-cell>
        </table:table-row>
      </table:table>
      <text:p text:style-name="P38"/>
      <text:p text:style-name="P19"><text:span text:style-name="T72">Einde checklist, d</text:span><text:span text:style-name="T73">e installatie van </text:span><text:span text:style-name="T73"><text:reference-ref text:reference-format="text" text:ref-name="Distributie">Ubuntu</text:reference-ref></text:span><text:span text:style-name="T73"><text:s/></text:span><text:span text:style-name="T74"><text:reference-ref text:reference-format="text" text:ref-name="Versie">20.04</text:reference-ref></text:span><text:span text:style-name="Strong_20_Emphasis"><text:span text:style-name="T70"><text:s/></text:span></text:span><text:span text:style-name="Strong_20_Emphasis"><text:span text:style-name="T71">LTS</text:span></text:span><text:span text:style-name="T74"> </text:span><text:span text:style-name="T73"><text:reference-ref text:reference-format="text" text:ref-name="Editie">desktop</text:reference-ref></text:span><text:span text:style-name="T73"><text:s/></text:span><text:span text:style-name="T75">op </text:span><text:span text:style-name="T75"><text:reference-ref text:reference-format="text" text:ref-name="Computernaam">pc-van-ella</text:reference-ref></text:span><text:span text:style-name="T75"><text:s/></text:span><text:span text:style-name="T73">is voltooid.</text:span></text:p>
      <text:p text:style-name="P10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90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-van-ella</text:file-name><text:tab/><text:date style:data-style-name="N36" text:date-value="2022-04-15T10:17:30.034537073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7:29.921830187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9</meta:editing-cycles>
    <meta:editing-duration>P7DT7H35M36S</meta:editing-duration>
    <dc:creator>Karel Zimmer</dc:creator>
    <meta:document-statistic meta:table-count="4" meta:image-count="0" meta:object-count="0" meta:page-count="1" meta:paragraph-count="21" meta:word-count="158" meta:character-count="1111" meta:non-whitespace-character-count="965"/>
    <meta:user-defined meta:name="Info 1"/>
    <meta:user-defined meta:name="Info 2"/>
    <meta:user-defined meta:name="Info 3"/>
    <meta:user-defined meta:name="Info 4"/>
  </office:meta>
</office:document-meta>
</file>